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He is not dead. <text:s/>The heart has ceased to <text:span text:style-name="T2">beat</text:span><text:span text:style-name="T4"> throb, but the senti-/-ments which quickened it, vitalize, eternize, imparadise the/ soul. <text:s/>He is not dead, who has cleaved to God. <text:s/>Steadily he ad-/-vanced, and soon reached the palace of the great King. <text:s/>"Lift up/ your heads O ye gates, and be raised up ye everlasting doors; let the/ righteous man enter. <text:s/>Who is that righteous man? a descendant and/ disciple of Moses, even Jacob Isaacs the Levite, who "loved his neighbor/ like himself." <text:s/>But does he in all truth deserve so eminent a title? <text:s/>Say/ ye that have gathered round his decaying body. <text:s/>Was the spirit which/ animated it god-like and purified? <text:s/>My sad feelings cannot so/ darken my vision, that I see not methinks. <text:s/>I read in your countenances/ the reflections of </text:span><text:span text:style-name="T2">your</text:span><text:span text:style-name="T4"> a consonance of thoughts. <text:s/>Aye: [Hebrew]/ [Hebrew] "From the obsequies of the departed, we may judge whether/ he be the heir of heavenly bliss." <text:s/>Those tears flowing from a multitude/ are a tribute of respect paid to sterling goodness. <text:s/>Because at the hour/ that the soul of my friend left its tenement of clay, charity was/ bereft of a noble representation, because you recognize in the/ demise of this Israelite a loss to the community of his brethren,/ and to human society, therefore you echo my lamentations./ <text:s/>Command that a just God must needs have set apart a/ </text:span></text:p>
      <text:p text:style-name="P3"><text:span text:style-name="T4"/></text:p>
      <text:p text:style-name="P3"><text:span text:style-name="T4">[Page 2]</text:span></text:p>
      <text:p text:style-name="P3"><text:span text:style-name="T4">vast reward for his deeds of kindness, you still bewail/ the departure of one who could ill be spared. <text:s/>For the number </text:span><text:span text:style-name="T2">of-</text:span><text:span text:style-name="T4">/ of those who yearn for the unfortunate, and lend a generous support/ to every undertaking aiming at the alleviation of misery, is not so/ abundant. <text:s/>Jacob Isaacs the Levite identified </text:span><text:soft-page-break/><text:span text:style-name="T4">himself with the institutions/ of beneficence established in our midst, but to obey a divine instinct,/ ennobling his character, he </text:span><text:span text:style-name="T5">sought</text:span><text:span text:style-name="T6"> distress that he might relieve it./ <text:s/>To speak to him of suffering, was to engage his sympathies, his/ zealous cooperation in the cause of humanity. <text:s/>To allude before him to/ </text:span><text:span text:style-name="T3">a</text:span><text:span text:style-name="T6"> plans by which want or shame might be averted from the mortals was to secure/ his strong advocacy. <text:s/>This leading feature in his demeanour, won/ for </text:span><text:span text:style-name="T3">him</text:span><text:span text:style-name="T6"> our brother the </text:span><text:span text:style-name="T3">love</text:span><text:span text:style-name="T6"> affectionate regard of his fellow men, irrespective of race or creed. <text:s/>He/ loved his neighbor like himself, and a reciprocity of feelings sprung up,/ as [?] on the present melancholy occasion. <text:s/>For this is not the/ pageantry attending the funeral of an individual allied by chance to/ some popular organizations. <text:s/>The large concourse of people who/ accompanied these mortal remains to their </text:span><text:span text:style-name="T3">eternal</text:span><text:span text:style-name="T6"> resting place is a volun-/-tary a spontaneous declaration of the worth of the man, whose untimely decease/ deprives the needy and the afflicted of a friend indeed./</text:span></text:p>
      <text:p text:style-name="P3"><text:span text:style-name="T6">But at the side of charity bemoaning by this coffin the loss of/ her votary, there stands also practical Judaism. <text:s/>Jacob Isaacs the Levite/ had not always proved himself its staunch adherent. <text:s/>Like many/</text:span></text:p>
      <text:p text:style-name="P3"><text:span text:style-name="T6"/></text:p>
      <text:p text:style-name="P3"><text:span text:style-name="T6">[Page 3]</text:span></text:p>
      <text:p text:style-name="P3"><text:span text:style-name="T6">others, he had, inconsistently, neglected to perform the tenets he/ believed in. <text:s/>But new ties and consequently new claims to his example/ of a religious life, wrought within his mind a change, a happy change,/ for, piety sustained and uplifted him mid trials of a severe nature./ <text:s/></text:span><text:span text:style-name="T3">And</text:span><text:span text:style-name="T6"> Prayer assuaged his pains. <text:s/>As his agonies grew in intensity, his/ devotions increased. <text:s/></text:span><text:span text:style-name="T3">He</text:span><text:span text:style-name="T6"> A confiding trust in the Lord, "who doth not/ afflict willingly" became his soothing balm. <text:s/>And if, as we have/ been taught by the Sages [Hebrew], "bodily sufferings atone/ for the sins of the flesh" our much lamented brother can present before/ the judgment-seat of the Most High, a spirit tenfold cleansed and/ purified. <text:s/>Relieved of the burden of human trespasses, he can fly upon/ the wings of righteousness to the heavenly Mansion. <text:s/>He possesses/ the mystic keys which will open its portals. <text:s/>Faith and charity./ <text:s/>"Let him come in peace" cry a host of archangels. <text:s/>"The limbs which/ once moved by the direction of the will, repose in their </text:span><text:span text:style-name="T3">resting place earthly</text:span><text:span text:style-name="T6"> terrestrial abode." <text:s/>But/ the will itself, the agent of the soul, that led them on to uprightness/ shall live and enjoy delights everlasting." <text:s/>My departed/ friend! <text:s/>Short was thy stay upon earth, but more profitable/ to thee, than the long abiding here of the impious. <text:s/>For thou/ hast earned the means of securing an eternity of glory;/ they have been gathering fagots wherewith to consume their/ future existence. <text:s/>Soar then on high, sainted being!/</text:span></text:p>
      <text:p text:style-name="P3"><text:span text:style-name="T6"/></text:p>
      <text:p text:style-name="P3"><text:span text:style-name="T6">[Page 4]</text:span></text:p>
      <text:p text:style-name="P3"><text:span text:style-name="T6">and when thou reachest the throne of the great king bend at its footstool to offer/ </text:span><text:span text:style-name="T3">at its footstool</text:span><text:span text:style-name="T6"> supplications for those who have been left in/ this valley of tears. <text:s/>Pray for the wife of thy youth, she needs/ a superhuman support in her bereavement; she needs it to fulfil[sic!] her task well: to train the children/ she bore unto thee, as thou woulds that they be reared./ <text:s/>Pray for thy disconsolate parents. <text:s/>The absence of thy companionship/ </text:span><text:span text:style-name="T3">hands</text:span><text:span text:style-name="T6"> weighs them down with sorrow. <text:s/>They submit to but they grieve exceedingly/ over the divine decree that so soon summoned thee hence. <text:s/>Pray for the/ relatives, whose unwearied and careful tending calmed thy agi-/-tation, and eased thy pangs. <text:s/>Pray for all thy friend, who la-/-ment this separation, that assisted from above, they may/ like thyself lay hold of faith and charity, and essay to mount/ the hill that leads to Beth-El, where righteousness is/ crowned with never-fading laurel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5:04:20.64</meta:creation-date>
    <meta:document-statistic meta:table-count="0" meta:image-count="0" meta:object-count="0" meta:page-count="3" meta:paragraph-count="70" meta:word-count="1070" meta:character-count="6655"/>
    <dc:date>2012-10-25T15:45:13.18</dc:date>
    <meta:editing-duration>PT10M32S</meta:editing-duration>
    <meta:editing-cycles>1</meta:editing-cycles>
    <meta:generator>OpenOffice.org/3.4.1$Win32 OpenOffice.org_project/341m1$Build-9593</meta:generator>
  </office:meta>
</office:document-meta>
</file>